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6a4497" style:parent-style-name="Standard">
      <style:paragraph-properties fo:line-height="150%"/>
    </style:style>
  </office:automatic-styles>
  <office:body>
    <office:text>
      <text:p text:style-name="Standard">This is a line height Test1</text:p>
      <text:p text:style-name="a6a4497">This is a line height Test2</text:p>
      <text:p text:style-name="Standard">This is a line height Test3</text:p>
      <text:p text:style-name="Standard">This is a line height Test4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>
      <style:paragraph-properties fo:line-height="150%"/>
      <style:text-properties fo:color="#800000" style:font-size-asian="10.5pt" style:text-line-through-mode="continuous" style:text-line-through-style="solid" style:text-line-through-type="double" style:text-overline-mode="continuous" style:text-underline-mode="continuous" style:text-underline-style="solid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1</dc:date>
    <meta:editing-cycles>2</meta:editing-cycles>
    <meta:editing-duration>PT0.029S</meta:editing-duration>
  </office:meta>
</office:document-meta>
</file>